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7000002ED5CC42CA5C2342D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3465a4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.117cm" fo:min-width="0.613cm"/>
    </style:style>
    <style:style style:name="gr3" style:family="graphic" style:parent-style-name="standard">
      <style:graphic-properties draw:textarea-horizontal-align="justify" draw:textarea-vertical-align="middle" draw:auto-grow-height="false" fo:min-height="0.117cm" fo:min-width="0.614cm"/>
    </style:style>
    <style:style style:name="gr4" style:family="graphic" style:parent-style-name="standard">
      <style:graphic-properties draw:textarea-horizontal-align="justify" draw:textarea-vertical-align="middle" draw:auto-grow-height="false" fo:min-height="0.115cm" fo:min-width="0.613cm"/>
    </style:style>
    <style:style style:name="gr5" style:family="graphic" style:parent-style-name="standard">
      <style:graphic-properties draw:textarea-horizontal-align="justify" draw:textarea-vertical-align="middle" draw:auto-grow-height="false" fo:min-height="0.115cm" fo:min-width="0.612cm"/>
    </style:style>
    <style:style style:name="gr6" style:family="graphic" style:parent-style-name="standard">
      <style:graphic-properties draw:textarea-horizontal-align="justify" draw:textarea-vertical-align="middle" draw:auto-grow-height="false" fo:min-height="0.116cm" fo:min-width="0.61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16cm" fo:min-width="0.3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17cm" fo:min-width="0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2.54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05cm" fo:min-width="0.21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605cm" fo:min-width="0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2.68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16cm" fo:min-width="0.6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0.9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7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2cm" fo:min-width="0.68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938cm"/>
      <style:paragraph-properties style:writing-mode="lr-tb"/>
    </style:style>
    <style:style style:name="gr2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style:writing-mode="lr-tb"/>
    </style:style>
    <style:style style:name="gr27" style:family="graphic" style:parent-style-name="Objeto_20_sem_20_preenchimento_20_nem_20_linha">
      <style:graphic-properties draw:stroke="dash" draw:stroke-dash="Fine_20_Dashed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objectwithoutfill">
      <style:graphic-properties svg:stroke-color="#3465a4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none" fo:min-height="0.3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2pt" fo:language="en" fo:country="GB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3pt" style:font-size-complex="13pt"/>
    </style:style>
    <style:style style:name="P1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style:text-position="-33% 58%" fo:font-size="12pt" fo:language="en" fo:country="GB" style:font-size-asian="12pt" style:font-size-complex="12pt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language="en" fo:country="GB" style:font-size-asian="13pt" style:font-size-complex="13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-33% 58%"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text-position="-33% 58%" fo:font-size="13pt" style:font-size-asian="13pt" style:font-size-complex="13pt"/>
    </style:style>
    <style:style style:name="T13" style:family="text">
      <style:text-properties fo:font-size="12pt" style:font-size-asian="13pt" style:font-size-complex="13pt"/>
    </style:style>
    <style:style style:name="T14" style:family="text">
      <style:text-properties style:text-position="-33% 58%" fo:font-size="12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14cm" svg:y1="4.6cm" svg:x2="1.714cm" svg:y2="4.6cm">
          <text:p/>
        </draw:line>
        <draw:custom-shape draw:style-name="gr2" draw:text-style-name="P2" xml:id="id1" draw:id="id1" draw:layer="layout" svg:width="1.113cm" svg:height="0.367cm" svg:x="3.162cm" svg:y="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1.114cm" svg:height="0.367cm" svg:x="6.35cm" svg:y="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1.113cm" svg:height="0.365cm" svg:x="3.162cm" svg:y="4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1.112cm" svg:height="0.365cm" svg:x="6.417cm" svg:y="4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1.112cm" svg:height="0.366cm" draw:transform="rotate (1.5707963267949) translate (5.199cm 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.162cm" svg:y1="2.002cm" svg:x2="2.064cm" svg:y2="2.711cm" draw:start-shape="id1" draw:start-glue-point="3" draw:end-shape="id2" draw:end-glue-point="4" svg:d="M3162 2002h-1098v709" svg:viewBox="0 0 1099 710">
          <text:p/>
        </draw:connector>
        <draw:connector draw:style-name="gr7" draw:text-style-name="P2" draw:layer="layout" svg:x1="2.064cm" svg:y1="3.935cm" svg:x2="3.162cm" svg:y2="4.592cm" draw:start-shape="id2" draw:start-glue-point="8" draw:end-shape="id3" draw:end-glue-point="3" svg:d="M2064 3935v657h1098" svg:viewBox="0 0 1099 658">
          <text:p/>
        </draw:connector>
        <draw:connector draw:style-name="gr7" draw:text-style-name="P2" draw:layer="layout" svg:x1="8.403cm" svg:y1="6.543cm" svg:x2="5.377cm" svg:y2="6.83cm" draw:start-shape="id4" draw:start-glue-point="2" draw:end-shape="id5" draw:end-glue-point="6" svg:d="M8403 6543v788h-3026v-501" svg:viewBox="0 0 3027 789">
          <text:p/>
        </draw:connector>
        <draw:connector draw:style-name="gr7" draw:text-style-name="P2" draw:layer="layout" svg:x1="4.275cm" svg:y1="4.592cm" svg:x2="6.417cm" svg:y2="4.592cm" draw:start-shape="id3" draw:start-glue-point="1" draw:end-shape="id6" draw:end-glue-point="3" svg:d="M4275 4592h2142" svg:viewBox="0 0 2143 1">
          <text:p/>
        </draw:connector>
        <draw:connector draw:style-name="gr7" draw:text-style-name="P2" draw:layer="layout" svg:x1="5.382cm" svg:y1="3.822cm" svg:x2="6.417cm" svg:y2="4.592cm" draw:start-shape="id7" draw:start-glue-point="3" draw:end-shape="id6" draw:end-glue-point="3" svg:d="M5382 3822v770h1035" svg:viewBox="0 0 1036 771">
          <text:p/>
        </draw:connector>
        <draw:connector draw:style-name="gr7" draw:text-style-name="P2" draw:layer="layout" svg:x1="6.35cm" svg:y1="2.002cm" svg:x2="5.382cm" svg:y2="2.71cm" draw:start-shape="id8" draw:start-glue-point="3" draw:end-shape="id7" draw:end-glue-point="1" svg:d="M6350 2002h-968v708" svg:viewBox="0 0 969 709">
          <text:p/>
        </draw:connector>
        <draw:custom-shape draw:style-name="gr8" draw:text-style-name="P3" xml:id="id2" draw:id="id2" draw:layer="layout" svg:width="1.223cm" svg:height="1.224cm" svg:x="1.452cm" svg:y="2.711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9" draw:text-style-name="P2" draw:layer="layout" svg:width="1.222cm" svg:height="1.225cm" svg:x="7.792cm" svg:y="5.31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3.046cm" svg:height="1.129cm" svg:x="8.414cm" svg:y="2.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11" draw:text-style-name="P2" draw:layer="layout" svg:width="1.431cm" svg:height="1.709cm" svg:x="7.683cm" svg:y="2.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5" draw:layer="layout" svg:x1="8.396cm" svg:y1="2.896cm" svg:x2="8.396cm" svg:y2="3.736cm">
            <text:p/>
          </draw:line>
        </draw:g>
        <draw:custom-shape draw:style-name="gr13" draw:text-style-name="P6" xml:id="id5" draw:id="id5" draw:layer="layout" svg:width="1.43cm" svg:height="1.709cm" svg:x="4.662cm" svg:y="5.121cm">
          <text:p text:style-name="P6"><text:span text:style-name="T4">+</text:span></text:p>
          <text:p text:style-name="P6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.188cm" svg:height="1.13cm" svg:x="5.326cm" svg:y="6.4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7"> </text:span></text:p>
          </draw:text-box>
        </draw:frame>
        <draw:connector draw:style-name="gr7" draw:text-style-name="P8" draw:layer="layout" svg:x1="4.275cm" svg:y1="4.592cm" svg:x2="5.377cm" svg:y2="5.121cm" draw:start-shape="id3" draw:start-glue-point="1" draw:end-shape="id5" draw:end-glue-point="4" svg:d="M4275 4592h1102v529" svg:viewBox="0 0 1103 530">
          <text:p/>
        </draw:connector>
        <draw:connector draw:style-name="gr7" draw:text-style-name="P8" draw:layer="layout" svg:x1="4.275cm" svg:y1="2.002cm" svg:x2="5.382cm" svg:y2="2.71cm" draw:start-shape="id1" draw:start-glue-point="1" draw:end-shape="id7" draw:end-glue-point="1" svg:d="M4275 2002h1107v708" svg:viewBox="0 0 1108 709">
          <text:p/>
        </draw:connector>
        <draw:connector draw:style-name="gr7" draw:text-style-name="P8" draw:layer="layout" svg:x1="7.529cm" svg:y1="4.592cm" svg:x2="8.403cm" svg:y2="5.318cm" draw:start-shape="id6" draw:start-glue-point="1" draw:end-shape="id4" draw:end-glue-point="0" svg:d="M7529 4592h874v726" svg:viewBox="0 0 875 727">
          <text:p/>
        </draw:connector>
        <draw:connector draw:style-name="gr7" draw:text-style-name="P8" draw:layer="layout" svg:x1="7.464cm" svg:y1="2.002cm" svg:x2="8.398cm" svg:y2="2.4cm" draw:start-shape="id8" draw:start-glue-point="1" draw:end-shape="id9" draw:end-glue-point="0" svg:d="M7464 2002h934v398" svg:viewBox="0 0 935 399">
          <text:p/>
        </draw:connector>
        <draw:connector draw:style-name="gr7" draw:text-style-name="P8" draw:layer="layout" svg:x1="8.398cm" svg:y1="4.109cm" svg:x2="8.403cm" svg:y2="5.318cm" draw:start-shape="id9" draw:start-glue-point="2" draw:end-shape="id4" draw:end-glue-point="0" svg:d="M8398 4109v604h5v605" svg:viewBox="0 0 6 1210">
          <text:p/>
        </draw:connector>
        <draw:custom-shape draw:style-name="gr15" draw:text-style-name="P2" xml:id="id10" draw:id="id10" draw:layer="layout" svg:width="1.114cm" svg:height="0.366cm" svg:x="3.161cm" svg:y="7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1.112cm" svg:height="0.365cm" draw:transform="rotate (1.5707963267949) translate (1.879cm 6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4.275cm" svg:y1="7.316cm" svg:x2="5.377cm" svg:y2="6.83cm" draw:start-shape="id10" draw:start-glue-point="1" draw:end-shape="id5" draw:end-glue-point="6" svg:d="M4275 7316h1102v-486" svg:viewBox="0 0 1103 487">
          <text:p/>
        </draw:connector>
        <draw:connector draw:style-name="gr7" draw:text-style-name="P8" draw:layer="layout" svg:x1="2.061cm" svg:y1="5.368cm" svg:x2="3.162cm" svg:y2="4.592cm" draw:start-shape="id11" draw:start-glue-point="1" draw:end-shape="id3" draw:end-glue-point="3" svg:d="M2061 5368v-776h1101" svg:viewBox="0 0 1102 777">
          <text:p/>
        </draw:connector>
        <draw:connector draw:style-name="gr7" draw:text-style-name="P8" draw:layer="layout" svg:x1="2.061cm" svg:y1="6.48cm" svg:x2="3.161cm" svg:y2="7.316cm" draw:start-shape="id11" draw:start-glue-point="3" draw:end-shape="id10" draw:end-glue-point="3" svg:d="M2061 6480v836h1100" svg:viewBox="0 0 1101 837">
          <text:p/>
        </draw:connector>
        <draw:frame draw:style-name="gr16" draw:text-style-name="P4" draw:layer="layout" svg:width="1.437cm" svg:height="1.128cm" svg:x="8.914cm" svg:y="5.6cm">
          <draw:text-box>
            <text:p><text:span text:style-name="T2">I</text:span><text:span text:style-name="T3">d</text:span></text:p>
          </draw:text-box>
        </draw:frame>
        <draw:frame draw:style-name="gr17" draw:text-style-name="P10" draw:layer="layout" svg:width="1.214cm" svg:height="1.13cm" svg:x="0.7cm" svg:y="4cm">
          <draw:text-box>
            <text:p text:style-name="P9"><text:span text:style-name="T8">GND</text:span></text:p>
          </draw:text-box>
        </draw:frame>
        <draw:frame draw:style-name="gr18" draw:text-style-name="P11" draw:layer="layout" svg:width="1.214cm" svg:height="1.129cm" svg:x="6.58cm" svg:y="4.66cm">
          <draw:text-box>
            <text:p><text:span text:style-name="T9">R</text:span><text:span text:style-name="T10">5</text:span></text:p>
          </draw:text-box>
        </draw:frame>
        <draw:frame draw:style-name="gr19" draw:text-style-name="P12" draw:layer="layout" svg:width="1.294cm" svg:height="1.24cm" svg:x="5.459cm" svg:y="2.994cm">
          <draw:text-box>
            <text:p><text:span text:style-name="T11">R</text:span><text:span text:style-name="T12">3</text:span></text:p>
          </draw:text-box>
        </draw:frame>
        <draw:frame draw:style-name="gr20" draw:text-style-name="P13" draw:layer="layout" svg:width="1.212cm" svg:height="1.129cm" svg:x="6.414cm" svg:y="1.1cm">
          <draw:text-box>
            <text:p><text:span text:style-name="T9">R</text:span><text:span text:style-name="T10">2</text:span></text:p>
          </draw:text-box>
        </draw:frame>
        <draw:frame draw:style-name="gr21" draw:text-style-name="P11" draw:layer="layout" svg:width="1.213cm" svg:height="1.13cm" svg:x="1.031cm" svg:y="5.503cm">
          <draw:text-box>
            <text:p><text:span text:style-name="T9">R</text:span><text:span text:style-name="T10">6</text:span></text:p>
          </draw:text-box>
        </draw:frame>
        <draw:custom-shape draw:style-name="gr22" draw:text-style-name="P8" draw:layer="layout" svg:width="0.155cm" svg:height="0.172cm" svg:x="5.294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5cm" svg:height="0.171cm" svg:x="8.283cm" svg:y="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5cm" svg:height="0.17cm" svg:x="5.295cm" svg:y="7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5cm" svg:height="0.171cm" svg:x="5.295cm" svg:y="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7cm" svg:height="0.171cm" svg:x="1.972cm" svg:y="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1.182cm" svg:height="2.712cm" svg:x="4.414cm" svg:y="2.3cm">
          <draw:text-box>
            <text:p><text:span text:style-name="T11">+</text:span></text:p>
            <text:p><text:span text:style-name="T9">V</text:span><text:span text:style-name="T10">b</text:span></text:p>
            <text:p>-</text:p>
          </draw:text-box>
        </draw:frame>
        <draw:frame draw:style-name="gr18" draw:text-style-name="P15" draw:layer="layout" svg:width="1.214cm" svg:height="1.129cm" svg:x="3.3cm" svg:y="7.371cm">
          <draw:text-box>
            <text:p><text:span text:style-name="T13">R</text:span><text:span text:style-name="T14">7</text:span></text:p>
          </draw:text-box>
        </draw:frame>
        <draw:frame draw:style-name="gr24" draw:text-style-name="P11" draw:layer="layout" svg:width="1.213cm" svg:height="1.129cm" svg:x="3.28cm" svg:y="4.641cm">
          <draw:text-box>
            <text:p><text:span text:style-name="T9">R</text:span><text:span text:style-name="T10">4</text:span></text:p>
          </draw:text-box>
        </draw:frame>
        <draw:frame draw:style-name="gr25" draw:text-style-name="P4" draw:layer="layout" svg:width="1.438cm" svg:height="1.129cm" svg:x="2.528cm" svg:y="5.59cm">
          <draw:text-box>
            <text:p><text:span text:style-name="T2">I</text:span><text:span text:style-name="T3">c</text:span></text:p>
          </draw:text-box>
        </draw:frame>
        <draw:frame draw:style-name="gr26" draw:text-style-name="P16" draw:layer="layout" svg:width="1.065cm" svg:height="1.097cm" draw:transform="skewX (0.018151424220741) translate (3.234cm 2.7cm)">
          <draw:image xlink:href="Pictures/10000201000002D7000002ED5CC42CA5C2342D61.png" xlink:type="simple" xlink:show="embed" xlink:actuate="onLoad" loext:mime-type="image/png">
            <text:p text:style-name="P8"><text:span text:style-name="T11">I</text:span><text:span text:style-name="T12">1</text:span></text:p>
          </draw:image>
        </draw:frame>
        <draw:frame draw:style-name="gr27" draw:text-style-name="P16" draw:layer="layout" svg:width="1.087cm" svg:height="1.12cm" draw:transform="skewX (-0.0178023583703422) rotate (-0.00366519142918811) translate (3.228cm 5.438cm)">
          <draw:image xlink:href="Pictures/10000201000002D7000002ED5CC42CA5C2342D61.png" xlink:type="simple" xlink:show="embed" xlink:actuate="onLoad" loext:mime-type="image/png">
            <text:p text:style-name="P8"><text:span text:style-name="T11">I</text:span><text:span text:style-name="T12">4</text:span></text:p>
          </draw:image>
        </draw:frame>
        <draw:line draw:style-name="gr12" draw:text-style-name="P5" draw:layer="layout" svg:x1="2.514cm" svg:y1="6.4cm" svg:x2="2.514cm" svg:y2="5.44cm">
          <text:p/>
        </draw:line>
        <draw:line draw:style-name="gr12" draw:text-style-name="P5" draw:layer="layout" svg:x1="8.414cm" svg:y1="5.46cm" svg:x2="8.414cm" svg:y2="6.3cm">
          <text:p/>
        </draw:line>
        <draw:frame draw:style-name="gr27" draw:text-style-name="P16" draw:layer="layout" svg:width="1.087cm" svg:height="1.12cm" draw:transform="skewX (-0.0178023583703422) rotate (-0.00366519142918811) translate (6.514cm 5.4cm)">
          <draw:image xlink:href="Pictures/10000201000002D7000002ED5CC42CA5C2342D61.png" xlink:type="simple" xlink:show="embed" xlink:actuate="onLoad" loext:mime-type="image/png">
            <text:p text:style-name="P8"><text:span text:style-name="T11">I</text:span><text:span text:style-name="T12">3</text:span></text:p>
          </draw:image>
        </draw:frame>
        <draw:frame draw:style-name="gr27" draw:text-style-name="P16" draw:layer="layout" svg:width="1.087cm" svg:height="1.12cm" draw:transform="skewX (-0.0178023583703422) rotate (-0.00366519142918811) translate (6.411cm 2.6cm)">
          <draw:image xlink:href="Pictures/10000201000002D7000002ED5CC42CA5C2342D61.png" xlink:type="simple" xlink:show="embed" xlink:actuate="onLoad" loext:mime-type="image/png">
            <text:p text:style-name="P8"><text:span text:style-name="T11">I</text:span><text:span text:style-name="T12">2</text:span></text:p>
          </draw:image>
        </draw:frame>
        <draw:custom-shape draw:style-name="gr22" draw:text-style-name="P8" draw:layer="layout" svg:width="0.157cm" svg:height="0.171cm" svg:x="2.014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7cm" svg:height="0.171cm" svg:x="8.314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157cm" svg:height="0.171cm" svg:x="2.01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714cm" svg:y1="4.4cm" svg:x2="1.714cm" svg:y2="4.8cm">
          <text:p/>
        </draw:line>
        <draw:line draw:style-name="gr28" draw:text-style-name="P1" draw:layer="layout" svg:x1="1.614cm" svg:y1="4.5cm" svg:x2="1.614cm" svg:y2="4.7cm">
          <text:p/>
        </draw:line>
        <draw:line draw:style-name="gr29" draw:text-style-name="P1" draw:layer="layout" svg:x1="1.514cm" svg:y1="4.5cm" svg:x2="1.514cm" svg:y2="4.5cm">
          <text:p/>
        </draw:line>
        <draw:line draw:style-name="gr28" draw:text-style-name="P1" draw:layer="layout" svg:x1="1.514cm" svg:y1="4.55cm" svg:x2="1.514cm" svg:y2="4.65cm">
          <text:p/>
        </draw:line>
        <draw:frame draw:style-name="gr17" draw:text-style-name="P17" draw:layer="layout" svg:width="1.214cm" svg:height="1.13cm" svg:x="0.8cm" svg:y="4.37cm">
          <draw:text-box>
            <text:p text:style-name="P9"><text:span text:style-name="T8">0V</text:span></text:p>
          </draw:text-box>
        </draw:frame>
        <draw:frame draw:style-name="gr20" draw:text-style-name="P11" draw:layer="layout" svg:width="1.212cm" svg:height="1.129cm" svg:x="3.202cm" svg:y="1.1cm">
          <draw:text-box>
            <text:p><text:span text:style-name="T9">R</text:span><text:span text:style-name="T10">1</text:span></text:p>
          </draw:text-box>
        </draw:frame>
        <draw:frame draw:style-name="gr30" draw:text-style-name="P18" draw:layer="layout" svg:width="0.68cm" svg:height="0.608cm" svg:x="5.034cm" svg:y="1.4cm">
          <draw:text-box>
            <text:p><text:span text:style-name="T8">2</text:span></text:p>
          </draw:text-box>
        </draw:frame>
        <draw:frame draw:style-name="gr30" draw:text-style-name="P18" draw:layer="layout" svg:width="0.68cm" svg:height="0.608cm" svg:x="5.034cm" svg:y="7.373cm">
          <draw:text-box>
            <text:p><text:span text:style-name="T8">7</text:span></text:p>
          </draw:text-box>
        </draw:frame>
        <draw:frame draw:style-name="gr30" draw:text-style-name="P18" draw:layer="layout" svg:width="0.68cm" svg:height="0.608cm" svg:x="1.614cm" svg:y="7.292cm">
          <draw:text-box>
            <text:p><text:span text:style-name="T8">6</text:span></text:p>
          </draw:text-box>
        </draw:frame>
        <draw:frame draw:style-name="gr30" draw:text-style-name="P18" draw:layer="layout" svg:width="0.68cm" svg:height="0.608cm" svg:x="8.334cm" svg:y="4.092cm">
          <draw:text-box>
            <text:p><text:span text:style-name="T8">5</text:span></text:p>
          </draw:text-box>
        </draw:frame>
        <draw:frame draw:style-name="gr30" draw:text-style-name="P18" draw:layer="layout" svg:width="0.68cm" svg:height="0.608cm" svg:x="5.234cm" svg:y="4.092cm">
          <draw:text-box>
            <text:p><text:span text:style-name="T8">4</text:span></text:p>
          </draw:text-box>
        </draw:frame>
        <draw:frame draw:style-name="gr30" draw:text-style-name="P18" draw:layer="layout" svg:width="0.68cm" svg:height="0.608cm" svg:x="8.214cm" svg:y="1.392cm">
          <draw:text-box>
            <text:p><text:span text:style-name="T8">3</text:span></text:p>
          </draw:text-box>
        </draw:frame>
        <draw:frame draw:style-name="gr30" draw:text-style-name="P18" draw:layer="layout" svg:width="0.68cm" svg:height="0.608cm" svg:x="1.634cm" svg:y="1.4cm">
          <draw:text-box>
            <text:p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5T15:25:29.402910520</dc:date>
    <meta:editing-duration>PT19M34S</meta:editing-duration>
    <meta:editing-cycles>5</meta:editing-cycles>
    <meta:generator>LibreOffice/6.4.6.2$Linux_X86_64 LibreOffice_project/40$Build-2</meta:generator>
    <meta:document-statistic meta:object-count="68"/>
  </office:meta>
</office:document-meta>
</file>